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Liberation Mono'" style:font-family-asian="'Liberation Mono'" style:font-family-complex="'Liberation Mono'"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0.00pt" fo:font-weight="normal" fo:font-family="'Liberation Mono'" style:font-family-asian="'Liberation Mono'" style:font-family-complex="'Liberation Mono'"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0.00pt" fo:font-weight="normal" fo:font-family="'Liberation Mono'" style:font-family-asian="'Liberation Mono'" style:font-family-complex="'Liberation Mono'" fo:background-color="transparent" style:use-window-font-color="true"/>
    </style:style>
    <style:style style:name="T6" style:family="text">
      <style:text-properties fo:font-size="10.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0.00pt" fo:font-weight="normal" fo:font-family="'Liberation Mono'" style:font-family-asian="'Liberation Mono'" style:font-family-complex="'Liberation Mono'" fo:background-color="transparent" style:use-window-font-color="true"/>
    </style:style>
    <style:style style:name="T9" style:family="text">
      <style:text-properties fo:font-size="10.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0.00pt" fo:font-weight="normal" fo:font-family="'Liberation Mono'" style:font-family-asian="'Liberation Mono'" style:font-family-complex="'Liberation Mono'"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0.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0.00pt" fo:font-weight="normal" fo:font-family="'Liberation Mono'" style:font-family-asian="'Liberation Mono'" style:font-family-complex="'Liberation Mono'"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0.00pt" fo:font-weight="normal" fo:font-family="'Liberation Mono'" style:font-family-asian="'Liberation Mono'" style:font-family-complex="'Liberation Mono'"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0.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fo:font-family="'Liberation Mono'" style:font-family-asian="'Liberation Mono'" style:font-family-complex="'Liberation Mono'"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Calibri" style:font-family-asian="Calibri" style:font-family-complex="Calibri" fo:background-color="transparent" style:use-window-font-color="true"/>
    </style:style>
    <style:style style:name="T24" style:family="text">
      <style:text-properties fo:font-size="12.00pt" fo:font-weight="bold" fo:font-family="'Liberation Mono'" style:font-family-asian="'Liberation Mono'" style:font-family-complex="'Liberation Mono'"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0.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bold" fo:font-family="'Liberation Mono'" style:font-family-asian="'Liberation Mono'" style:font-family-complex="'Liberation Mono'"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0.00pt" fo:font-weight="bold" fo:font-family="'Liberation Mono'" style:font-family-asian="'Liberation Mono'" style:font-family-complex="'Liberation Mono'" fo:background-color="transparent" style:use-window-font-color="true"/>
    </style:style>
    <style:style style:name="T32" style:family="text">
      <style:text-properties fo:font-size="10.00pt" fo:font-weight="normal" fo:font-family="'Liberation Mono'" style:font-family-asian="'Liberation Mono'" style:font-family-complex="'Liberation Mono'" fo:background-color="transparent" style:use-window-font-color="true"/>
    </style:style>
    <style:style style:name="T33" style:family="text">
      <style:text-properties fo:font-size="10.00pt" fo:font-weight="normal" fo:font-family="Calibri" style:font-family-asian="Calibri" style:font-family-complex="Calibri" fo:background-color="transparent" style:use-window-font-color="true"/>
    </style:style>
    <style:style style:name="T34" style:family="text">
      <style:text-properties fo:font-size="10.00pt" fo:font-weight="normal" fo:font-family="'Liberation Mono'" style:font-family-asian="'Liberation Mono'" style:font-family-complex="'Liberation Mono'" fo:background-color="transparent" style:use-window-font-color="true"/>
    </style:style>
    <style:style style:name="T35" style:family="text">
      <style:text-properties fo:font-size="10.00pt" fo:font-weight="normal" fo:font-family="Calibri" style:font-family-asian="Calibri" style:font-family-complex="Calibri" fo:background-color="transparent" style:use-window-font-color="true"/>
    </style:style>
    <style:style style:name="T36" style:family="text">
      <style:text-properties fo:font-size="10.00pt" fo:font-weight="normal" fo:font-family="'Liberation Mono'" style:font-family-asian="'Liberation Mono'" style:font-family-complex="'Liberation Mono'" fo:background-color="transparent" style:use-window-font-color="true"/>
    </style:style>
    <style:style style:name="T37" style:family="text">
      <style:text-properties fo:font-size="10.00pt" fo:font-weight="normal" fo:font-family="Calibri" style:font-family-asian="Calibri" style:font-family-complex="Calibri" fo:background-color="transparent" style:use-window-font-color="true"/>
    </style:style>
    <style:style style:name="T38" style:family="text">
      <style:text-properties fo:font-size="10.00pt" fo:font-weight="normal" fo:font-family="'Liberation Mono'" style:font-family-asian="'Liberation Mono'" style:font-family-complex="'Liberation Mono'" fo:background-color="transparent" style:use-window-font-color="true"/>
    </style:style>
    <style:style style:name="T39" style:family="text">
      <style:text-properties fo:font-size="10.00pt" fo:font-weight="normal" fo:font-family="Calibri" style:font-family-asian="Calibri" style:font-family-complex="Calibri" fo:background-color="transparent" style:use-window-font-color="true"/>
    </style:style>
    <style:style style:name="T40" style:family="text">
      <style:text-properties fo:font-size="10.00pt" fo:font-weight="normal" fo:font-family="'Liberation Mono'" style:font-family-asian="'Liberation Mono'" style:font-family-complex="'Liberation Mono'"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style:use-window-font-color="true"/>
    </style:style>
    <style:style style:name="T43" style:family="text">
      <style:text-properties fo:font-size="10.00pt" fo:font-weight="bold" fo:font-family="'Liberation Mono'" style:font-family-asian="'Liberation Mono'" style:font-family-complex="'Liberation Mono'" fo:background-color="transparent" style:use-window-font-color="true"/>
    </style:style>
    <style:style style:name="T44" style:family="text">
      <style:text-properties fo:font-size="10.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bold" fo:font-family="'Liberation Mono'" style:font-family-asian="'Liberation Mono'" style:font-family-complex="'Liberation Mono'"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Liberation Mono'" style:font-family-asian="'Liberation Mono'" style:font-family-complex="'Liberation Mono'"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bold" fo:font-family="'Liberation Mono'" style:font-family-asian="'Liberation Mono'" style:font-family-complex="'Liberation Mono'"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0.00pt" fo:font-weight="bold" fo:font-family="'Liberation Mono'" style:font-family-asian="'Liberation Mono'" style:font-family-complex="'Liberation Mono'"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bold" fo:font-family="'Liberation Mono'" style:font-family-asian="'Liberation Mono'" style:font-family-complex="'Liberation Mono'" fo:background-color="transparent" style:use-window-font-color="true"/>
    </style:style>
    <style:style style:name="T55" style:family="text">
      <style:text-properties fo:font-size="12.00pt" fo:font-weight="normal" fo:font-family="'Liberation Mono'" style:font-family-asian="'Liberation Mono'" style:font-family-complex="'Liberation Mono'"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bold" fo:font-family="'Liberation Mono'" style:font-family-asian="'Liberation Mono'" style:font-family-complex="'Liberation Mono'"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0.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ALGORITHM</text:span></text:p>
      <text:p text:style-name="P1"><text:span text:style-name="T2"/></text:p>
      <text:p text:style-name="P1"><text:span text:style-name="T3">First, adjacency lists were formed from the file input “graph.txt”.<text:s text:c="2"/>With the help of a hash map, the hashed url strings were converted to unique integers. </text:span></text:p>
      <text:p text:style-name="P1"><text:span text:style-name="T4"/></text:p>
      <text:p text:style-name="P1"><text:span text:style-name="T5">For every line, it was assumed that there was a link from the first url to the second url. Since in CSR matrix the (i,j) element represents a link from j’th node to i’th node, for each element we had to keep a list of incoming edges or corresponding node indexes.<text:s/></text:span><text:span text:style-name="T6">For OpenMPI part, we had to convert the graph to an undirectied graph as METIS only works with undirected graphs.</text:span></text:p>
      <text:p text:style-name="P1"><text:span text:style-name="T7"/></text:p>
      <text:p text:style-name="P1"><text:span text:style-name="T8">In order to convert the adjacency list representation to CSR matrix representation, we iterate over the nodes in the order of hashed indexes.<text:s text:c="2"/>For each node, we add the indexes of the incoming nodes to “colindices” array and as many ones to “values” array. Also we increase the value of the last row start by the number of incoming links and add this number to “rowstarts” array. If a node has no incoming edges, we just add the last<text:s text:c="2"/>row start value to “rowstarts” array<text:s text:c="2"/>and continue.</text:span><text:span text:style-name="T9"><text:s text:c="2"/></text:span></text:p>
      <text:p text:style-name="P1"><text:span text:style-name="T10"/></text:p>
      <text:p text:style-name="P1"><text:span text:style-name="T11">After we have constructed the CSR matrix,<text:s text:c="2"/>we normalize it so that the sum of each column adds up to 1. It represents that the probabilities of jumps from each node adds up to 1.</text:span></text:p>
      <text:p text:style-name="P1"><text:span text:style-name="T12"/></text:p>
      <text:p text:style-name="P1"><text:span text:style-name="T13">In the OpenMPI part, we split the graph into different partitions using the METIS procedure METIS_PartGraphKway and scatter the arrays of the CSR matrix to different processors according to this calculated partition.</text:span></text:p>
      <text:p text:style-name="P1"><text:span text:style-name="T14"/></text:p>
      <text:p text:style-name="P1"><text:span text:style-name="T15">Next we initialize our rank vector with 1/N value at each entry. Then we get the next rank vector by multiplying it with the<text:s text:c="2"/>CSR matrix from the left. The multiplication works as follows: for each index i in the rank vector, we lookup the values of i’th and i+1’th elements of “rowstarts” array. Then for each j between these values, we find the corresponding value from “values”array and corresponding column index from “colindices” array. Then we multiply the entry from the rank vector corresponding column index and the value from the matrix and add it to rank vector. To handle teleportation, we multiply the resulting value with 0.8 and add to it 0.2 * 1/N for random jump to any edge. Note that if we were to these random jump probabilities to CSR matrix we would require N*N memory. </text:span></text:p>
      <text:p text:style-name="P1"><text:span text:style-name="T16"/></text:p>
      <text:p text:style-name="P1"><text:span text:style-name="T17">Since the calculation of each entry in the rank matrix is independent ,<text:s text:c="2"/>the job can be divided into chunks and each chunk can be done by different thread.</text:span></text:p>
      <text:p text:style-name="P1"><text:span text:style-name="T18"/></text:p>
      <text:p text:style-name="P1"><text:span text:style-name="T19">For the OpenMPI implementation,<text:s text:c="2"/>the processors send the calculated ranks of their nodes and recieve the rank of the neighboring nodes for each edge with a another partition. This happens after each iteration.</text:span></text:p>
      <text:p text:style-name="P1"><text:span text:style-name="T20"/></text:p>
      <text:p text:style-name="P1"><text:span text:style-name="T21">We keep doing this process until the distance between new and previous rank vector is below some threshold. After the algorithm converges, we find the top 5 nodes with highest ranks by using a heap to keep the largest values and corresponding indices so far.</text:span></text:p>
      <text:p text:style-name="P1"><text:span text:style-name="T22"/></text:p>
      <text:p text:style-name="P1"><text:span text:style-name="T22"/></text:p>
      <text:p text:style-name="P1"><text:span text:style-name="T23">CPU/</text:span><text:span text:style-name="T24">GPU INFO</text:span></text:p>
      <text:p text:style-name="P1"><text:span text:style-name="T25"/></text:p>
      <text:p text:style-name="P1"><text:span text:style-name="T26">We tested our programs on a machine with 8 Intel i7 cores and NVIDIA GefFoce GTX 860M GPU.</text:span></text:p>
      <text:p text:style-name="P1"><text:span text:style-name="T27"/></text:p>
      <text:p text:style-name="P1"><text:span text:style-name="T28">TOP 5 HIGHEST RANKS</text:span></text:p>
      <text:p text:style-name="P1"><text:span text:style-name="T29"/></text:p>
      <text:p text:style-name="P1"><text:span text:style-name="T30">Directed Graph</text:span></text:p>
      <text:p text:style-name="P1"><text:span text:style-name="T31">Name <text:tab/><text:tab/><text:tab/><text:tab/><text:tab/><text:s text:c="3"/>Rank</text:span></text:p>
      <text:p text:style-name="P1"><text:span text:style-name="T32">2494c7mt12frm3c3go86abe13h <text:tab/><text:s text:c="3"/>0.000302702</text:span></text:p>
      <text:p text:style-name="P1"><text:span text:style-name="T32">46o3c5beh6kiojkvr1tvsk4ptt <text:tab/><text:s text:c="3"/></text:span><text:span text:style-name="T33"><text:tab/><text:s text:c="4"/></text:span><text:span text:style-name="T34">0.000340865</text:span></text:p>
      <text:p text:style-name="P1"><text:span text:style-name="T34">3165mii1s1g0invqs94q303v0v <text:tab/><text:s text:c="3"/></text:span><text:span text:style-name="T35"><text:tab/><text:s text:c="4"/></text:span><text:span text:style-name="T36">0.000394294</text:span></text:p>
      <text:p text:style-name="P1"><text:span text:style-name="T36">0491md82hej8u15vi98isrmuih <text:tab/><text:s text:c="3"/></text:span><text:span text:style-name="T37"><text:tab/><text:s text:c="4"/></text:span><text:span text:style-name="T38">0.000788871</text:span></text:p>
      <text:p text:style-name="P1"><text:span text:style-name="T38">4mekp13kca78a3hfsrb0k813n9 <text:tab/><text:s text:c="3"/></text:span><text:span text:style-name="T39"><text:tab/><text:s text:c="4"/></text:span><text:span text:style-name="T40">0.00122686</text:span></text:p>
      <text:p text:style-name="P1"><text:span text:style-name="T41"/></text:p>
      <text:p text:style-name="P1"><text:span text:style-name="T42">Undirected Graph</text:span></text:p>
      <text:p text:style-name="P1"><text:span text:style-name="T43">Name <text:tab/><text:tab/><text:tab/><text:tab/><text:tab/><text:s text:c="3"/>Rank</text:span></text:p>
      <text:p text:style-name="P1"><text:span text:style-name="T44">1o4ivpkrnqiisvdivocv1n7jav <text:tab/><text:tab/><text:s text:c="7"/>0.00165228</text:span></text:p>
      <text:p text:style-name="P1"><text:span text:style-name="T44">2494c7mt12frm3c3go86abe13h <text:tab/><text:tab/><text:s text:c="7"/>0.0035254</text:span></text:p>
      <text:p text:style-name="P1"><text:span text:style-name="T44">4mekp13kca78a3hfsrb0k813n9<text:tab/><text:tab/><text:s text:c="7"/>0.00567404</text:span></text:p>
      <text:p text:style-name="P1"><text:span text:style-name="T44">3165mii1s1g0invqs94q303v0v <text:tab/><text:tab/><text:s text:c="7"/>0.00575623</text:span></text:p>
      <text:p text:style-name="P1"><text:span text:style-name="T44">0491md82hej8u15vi98isrmuih <text:tab/><text:tab/><text:s text:c="7"/>0.00703445</text:span></text:p>
      <text:p text:style-name="P1"><text:span text:style-name="T45"/></text:p>
      <text:p text:style-name="P1"><text:span text:style-name="T46">Used Functors in CUDA</text:span></text:p>
      <text:p text:style-name="P1"><text:span text:style-name="T47"/></text:p>
      <text:p text:style-name="P1"><text:span text:style-name="T48">diffabs functor = calculates |a-b| vector</text:span></text:p>
      <text:p text:style-name="P1"><text:span text:style-name="T48">matrix_vec_mul_functor = calculates alpha*P_matrix*rank_vector</text:span></text:p>
      <text:p text:style-name="P1"><text:span text:style-name="T49"/></text:p>
      <text:p text:style-name="P1"><text:span text:style-name="T49"/></text:p>
      <text:p text:style-name="P1"><text:span text:style-name="T50">COMMENT ON RESULTS</text:span></text:p>
      <text:p text:style-name="P1"><text:span text:style-name="T51"/></text:p>
      <text:p text:style-name="P1"><text:span text:style-name="T52">GPU</text:span></text:p>
      <text:p text:style-name="P1"><text:span text:style-name="T53"/></text:p>
      <text:p text:style-name="P1"><text:span text:style-name="T54"><text:tab/></text:span><text:span text:style-name="T55">There were not divergence in execution. We used device memory for the problem and it took 200-500 msec in our GPU.</text:span></text:p>
      <text:p text:style-name="P1"><text:span text:style-name="T56"/></text:p>
      <text:p text:style-name="P1"><text:span text:style-name="T57">OPENMPI</text:span></text:p>
      <text:p text:style-name="P1"><text:span text:style-name="T58"/></text:p>
      <text:p text:style-name="P1"><text:span text:style-name="T59">The programs runs in around 2 minutes. Most of the time is spent on reading<text:s text:c="2"/>the file and passing the graph to different partitions. The actual parallel part takes only 2 seconds. We have noticed that when trying to send colindices array (around 20 million floats) at once to<text:s text:c="2"/>all processors,<text:s text:c="2"/>OpenMPI<text:s text:c="2"/>starts hanging. To overcome this problem,<text:s text:c="2"/>we distribute the arrays in chunks. Experimentally, we found that a chunksize of 64000 works bes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